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line-through-style="solid"/>
    </style:style>
    <style:style style:name="T3" style:family="text">
      <style:text-properties style:text-line-through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MBx11FF6_31</text:p>
      <text:p text:style-name="P1"><text:span text:style-name="T1">American Genizah Project: Partnership for Posterity</text:span></text:p>
      <text:p text:style-name="P1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11, FF 6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text:tab/></text:p>
      <text:p text:style-name="P2"><text:s/>(manuscript or typescript) <text:tab/><text:tab/><text:tab/><text:tab/></text:p>
      <text:p text:style-name="P2">Language (s)<text:tab/><text:tab/><text:tab/><text:tab/><text:tab/>English, Hebrew<text:tab/><text:tab/><text:tab/><text:tab/><text:tab/></text:p>
      <text:p text:style-name="P2">Author of letter<text:tab/><text:tab/><text:tab/><text:tab/>Sabato Morais<text:tab/></text:p>
      <text:p text:style-name="P2">Signed letter<text:tab/><text:tab/><text:tab/><text:tab/><text:tab/>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</text:p>
      <text:p text:style-name="P2">Month<text:tab/><text:tab/><text:tab/><text:tab/><text:tab/><text:tab/></text:p>
      <text:p text:style-name="P2">Year<text:tab/><text:tab/><text:tab/><text:tab/><text:tab/><text:tab/></text:p>
      <text:p text:style-name="P2">Hebrew Date<text:tab/><text:tab/><text:tab/><text:tab/><text:tab/></text:p>
      <text:p text:style-name="P2">Undated</text:p>
      <text:p text:style-name="P2">City<text:tab/><text:tab/><text:tab/><text:tab/><text:tab/><text:tab/>Philadelphia</text:p>
      <text:p text:style-name="P2">State<text:tab/><text:tab/><text:tab/><text:tab/><text:tab/><text:tab/>PA</text:p>
      <text:p text:style-name="P2">Country<text:tab/><text:tab/><text:tab/><text:tab/><text:tab/>USA</text:p>
      <text:p text:style-name="P2">Subject<text:tab/><text:tab/><text:tab/><text:tab/><text:tab/>Funeral sermons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</text:p>
      <text:p text:style-name="P2">(Synagogue) Sermon<text:tab/><text:tab/><text:tab/><text:tab/>Y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><text:soft-page-break/></text:p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4</text:p>
      <text:p text:style-name="P2">Number of Sheets<text:tab/><text:tab/><text:tab/><text:tab/>1</text:p>
      <text:p text:style-name="P2">Fragment<text:tab/><text:tab/><text:tab/><text:tab/><text:tab/></text:p>
      <text:p text:style-name="P2">Pagination <text:tab/><text:tab/><text:tab/><text:tab/><text:tab/>N</text:p>
      <text:p text:style-name="P2">Foliation</text:p>
      <text:p text:style-name="P2">Additional Numeration</text:p>
      <text:p text:style-name="P2">Envelope<text:tab/><text:tab/><text:tab/><text:tab/><text:tab/></text:p>
      <text:p text:style-name="P2">Stamp<text:tab/><text:tab/><text:tab/><text:tab/><text:tab/><text:tab/></text:p>
      <text:p text:style-name="P2">Postma<text:tab/>rk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Ignatz J. Klein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>VII Transcription</text:p>
      <text:p text:style-name="P5">(Symbols: ?=uncertain; []=supplied information; /=end of line)</text:p>
      <text:p text:style-name="P5"/>
      <text:p text:style-name="P5">[Page 1]</text:p>
      <text:p text:style-name="P6">For a funeral/</text:p>
      <text:p text:style-name="P5">Oh! that expressions of sympathy could lessen the weight of sorrow/ lying on a mother's heart. <text:s/>I would call blessed every/ utterance of my lips. <text:s/>But how strive to comfort another,/ when I myself am whelmed with grief? <text:s/>[Hebrew]/ "My friends! pity me, pity me." <text:s/>I loved well the youth/ I daily taught. <text:s/>He whom death has so suddenly, alas!/ matched away, had commended himself to my earnest solicitude./ <text:s/>Fatherless he was, and in a state of dependence, but withal/ the object, around which the brightest hopes of a widowed/ mothers were centred. <text:s/>I felt religiously bound to do/ him good. <text:s/>My mind's eye rested with complacence upon/ the future results of my endeavours. <text:s/>I anticipated the/ time when the lad benevolently cared for, by my Brethren of a/ sister city, would stand forth a learned &amp; pious teacher in Israel./ <text:s/>When I might say to the feeble mother. <text:s/>"Lean now on thy son/ for support." <text:s/>But in a moment those glowing anticipations/ vanished away [Hebrew]. <text:s/>Like a dream, like a/ vision at night have been all my expectations. <text:s/>I awoke,/ to contemplate the lifeless body....But not I alone/ grieve over the death of my promising pupil. <text:s/>Every one/</text:p>
      <text:p text:style-name="P5"/>
      <text:p text:style-name="P5">[Page 2]</text:p>
      <text:p text:style-name="P5">that heard him at the house of God, when he attained/ his religious majority; every one that heard his simply/ written, but well <text:span text:style-name="T2">indited</text:span><text:span text:style-name="T3"> deserved composition at the examination of/ the Hebrew Sunday School; every one that was privileged to/ listen to his answers at the closing of the second session of the/ Maimonides College, bewail with me this untimely loss./ <text:s/>For many knew the youth, and prayed he might live/ to strengthen the pillars of Judaism, to be an ornament/ of society, and a perennial source of </text:span><text:soft-page-break/><text:span text:style-name="T3">joy to his hitherto hapless/ mother. <text:s/>God willed it not. <text:s/>Who can say unto/ Him [Hebrew] "What dost Thou"? <text:s/>He is </text:span><text:span text:style-name="T2">most</text:span><text:span text:style-name="T3"> wise/ in council and merciful. <text:s/>We are finite beings, shrouded in a veil/ of ignorance, often mistaking some fleeting advantage, for/ a durable benefit. <text:s/>Yet, judging humanly, we/ would condemn this poor lad. <text:s/>We would attribute the/ cause of his untimely decease to the sin of deception./ <text:s/>Acquainted as we are with the character of his guardians,/ we can bear testimony to their unremitting cares. <text:s/>We/ can vouch for the watchfulness then exhibited; in directing/ his steps to the right path. <text:s/>But Ignatz J Klein did once/ swerve from it. <text:s/>He stealthily betook himself where he/ had not been permitted to go, and where, alas! the fell destroyer/</text:span></text:p>
      <text:p text:style-name="P5"><text:span text:style-name="T3"/></text:p>
      <text:p text:style-name="P5"><text:span text:style-name="T3">[Page 3]</text:span></text:p>
      <text:p text:style-name="P5"><text:span text:style-name="T3">was lying in wait, to </text:span><text:span text:style-name="T2">make</text:span><text:span text:style-name="T3"> secure him as his victim./ <text:s/>Youths who are within hearing of my address. <text:s/>Let the fatal/ end of your companion, prove to you a healthful lesson./ <text:s/>Frequently you imagine that your parents or wardens, are/ capricious. <text:s/>That without any reasonable cause they deprive/ you of innocent pleasures. <text:s/>Harbor not that pernicious/ thought. <text:s/>Do not permit wanton and froward sons to/ instill that poison into your minds. <text:s/>[Hebrew]/ </text:span><text:span text:style-name="T2">Listen</text:span><text:span text:style-name="T3"> "Harken to instruction, and become wise, and be not unruly"./ <text:s/>Heed the bidding of those superior to you in years and experience./ <text:s/>Heed it implicitly. <text:s/>In your age, obedience is, under Providence,/ your safeguard, the shield of your moral </text:span><text:span text:style-name="T2">and spiritual</text:span><text:span text:style-name="T3"> existence./ <text:s/>Had Ignatz Klein clung to that virtue, he might have/ grown [Hebrew] as a tree bearing exuberant fruits in/ the courts of our Lord; whereas we now surround his coffin/ with </text:span><text:span text:style-name="T2">tear</text:span><text:span text:style-name="T3"> sobs and tears. <text:s/>But you desolate/ mother, you of all hopes forlorn, how shall I address?/ <text:s/>I am utterly disqualified to offer comfort. <text:s/>The feelings/ of sympathy I entertain are most intense, but words will/ not flow. <text:s/>Mother of my departed pupil. <text:s/>Set commu-/-nion with your God, calm the throbbings of your breast./ <text:s/>Join me in prayer./</text:span></text:p>
      <text:p text:style-name="P5"><text:span text:style-name="T3"/></text:p>
      <text:p text:style-name="P5"><text:span text:style-name="T3">[Page 4]</text:span></text:p>
      <text:p text:style-name="P5"><text:span text:style-name="T3">Good God! <text:s/>Thy hand woundeth, but also healeth./ <text:s/>How am I a broken hearted mother, seeking </text:span><text:span text:style-name="T2">a</text:span><text:span text:style-name="T3"> some restorative balm/ for the deep strokes inflicted by the Messenger of Thy will/ In my misery, I cast the burden of my affliction upon/ Thy fatherly bosom. <text:s/>Relieve me, according to Thy mercy./ <text:s/>Teach me to hear with resignation this last and severest of/ my trials. <text:s/>From the depth of distress, into which the/ untimely loss of my promising child, has plunged me,/ I look up to Thee, with tearful but not reproachful eyes./ <text:s/>Abraham, would have yeilded[sic!] his son unto Thee, as a testimony/ of his </text:span><text:span text:style-name="T2">love righteousness</text:span><text:span text:style-name="T3"> fidelity. <text:s/>I have yeilded[sic!] my son, my only son, whom I loved, my/ Isaac, as the most precious of my offerings. <text:s/>May the/ memory of his good qualities, and of the knowledge he/ acquired of Thy name and Thy stability partly assuage the pangs/ of the departure. <text:s/>Infuse O God, into the last survivor/ of my family--this daughter of my affection--sentiments/ of parental reverence. <text:s/>Peradventure, gloom may at length give/ room to joyfulness. <text:s/>Bless O Lord! those who have loved, him/ I loved, and labored to gather honors for him I longed to see/ highly honored. <text:s/>And let this month, memorable for the/ national tribulations endured, usher in another, as the herald/ of Divine forgiveness, divine grace, and redemption for the/ house of Israel, </text:span><text:span text:style-name="T2">what</text:span><text:span text:style-name="T3"> wheresoever they be scattered. <text:s/>Amen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10-11T11:53:14.80</meta:creation-date>
    <dc:date>2012-10-11T12:23:44.41</dc:date>
    <dc:creator>Penn Libraries</dc:creator>
    <meta:editing-duration>PT00H15M19S</meta:editing-duration>
    <meta:editing-cycles>1</meta:editing-cycles>
    <meta:generator>OpenOffice.org/3.2$Win32 OpenOffice.org_project/320m12$Build-9483</meta:generator>
    <meta:document-statistic meta:table-count="0" meta:image-count="0" meta:object-count="0" meta:page-count="3" meta:paragraph-count="69" meta:word-count="1035" meta:character-count="6409"/>
  </office:meta>
</office:document-meta>
</file>